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oopSize</text:p>
          </table:table-cell>
          <table:table-cell office:value-type="string" calcext:value-type="string">
            <text:p>d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B9]+(2.44*0.0019872*310.15*LN([.A10]/[.A9])); 1)"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B9]+(2.44*0.0019872*310.15*LN([.A12]/[.A9])); 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B9]+(2.44*0.0019872*310.15*LN([.A13]/[.A9])); 1)"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B9]+(2.44*0.0019872*310.15*LN([.A14]/[.A9])); 1)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B9]+(2.44*0.0019872*310.15*LN([.A15]/[.A9])); 1)"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B9]+(2.44*0.0019872*310.15*LN([.A16]/[.A9])); 1)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B9]+(2.44*0.0019872*310.15*LN([.A17]/[.A9])); 1)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B9]+(2.44*0.0019872*310.15*LN([.A18]/[.A9])); 1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B9]+(2.44*0.0019872*310.15*LN([.A19]/[.A9])); 1)"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" calcext:value-type="float">
            <text:p>6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4:11:45.907310532</meta:creation-date>
    <dc:date>2021-03-19T14:45:21.436788779</dc:date>
    <meta:editing-duration>PT32M44S</meta:editing-duration>
    <meta:editing-cycles>3</meta:editing-cycles>
    <meta:generator>LibreOffice/4.2.8.2$Linux_X86_64 LibreOffice_project/420m0$Build-2</meta:generator>
    <meta:document-statistic meta:table-count="1" meta:cell-count="42" meta:object-count="0"/>
  </office:meta>
</office:document-meta>
</file>